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Table_20_Contents">
      <style:text-properties officeooo:paragraph-rsid="000a0214"/>
    </style:style>
    <style:style style:name="P3" style:family="paragraph" style:parent-style-name="Table_20_Contents">
      <style:text-properties officeooo:rsid="000a0214" officeooo:paragraph-rsid="000a0214"/>
    </style:style>
    <style:style style:name="P4" style:family="paragraph" style:parent-style-name="Table_20_Contents">
      <style:text-properties fo:font-weight="bold" officeooo:paragraph-rsid="000a0214" style:font-weight-asian="bold" style:font-weight-complex="bold"/>
    </style:style>
    <style:style style:name="T1" style:family="text">
      <style:text-properties fo:color="#d73a49"/>
    </style:style>
    <style:style style:name="T2" style:family="text">
      <style:text-properties fo:color="#005cc5"/>
    </style:style>
    <style:style style:name="T3" style:family="text">
      <style:text-properties fo:color="#032f62"/>
    </style:style>
    <style:style style:name="T4" style:family="text">
      <style:text-properties style:text-underline-style="solid" style:text-underline-width="auto" style:text-underline-color="font-color"/>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jercicio 1. Escriba un guion que acepte dos argumentos. El primero será el nombre de un directorio y el segundo será un valor entero. El funcionamiento del guion es el siguiente: deberán anotarse en un archivo denominado <text:s/>archivosSizN.txt aquellos archivos del directorio dado como argumento y que cumplan la condición de tener un tamaño menor al valor aportado en el segundo argumento. Se deben tener en cuenta las comprobaciones sobre los argumentos, es decir, debe haber dos argumentos, el primero deberá ser un directorio existente y el segundo un valor entero. </text:p>
      <text:p text:style-name="P4"/>
      <text:p text:style-name="P4">#! /bin/bash</text:p>
      <text:p text:style-name="P2"><text:tab/>if[ $# == 2 ]; then</text:p>
      <text:p text:style-name="P2"><text:tab/>if[ -d $1 ] &amp;&amp; [ $2 -eq $2 ];then</text:p>
      <text:p text:style-name="P2"><text:tab/>find $1 -size -$2 &gt; archivosSizN.txt</text:p>
      <text:p text:style-name="P3"><text:tab/>else</text:p>
      <text:p text:style-name="P3"><text:tab/>echo “los argumentos no son validos”</text:p>
      <text:p text:style-name="P3"><text:tab/>fi</text:p>
      <text:p text:style-name="P3"><text:tab/>else</text:p>
      <text:p text:style-name="P3"><text:tab/>echo “ el numero de los argumentos no es valido”</text:p>
      <text:p text:style-name="P3"><text:tab/>fi</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FMono-Regular" svg:font-family="SFMono-Regular, Consolas, 'Liberation Mono', Menlo, Courier, monospace"/>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2T13:14:02.092000000</meta:creation-date>
    <dc:date>2018-02-22T13:17:20.157000000</dc:date>
    <meta:editing-duration>PT3M18S</meta:editing-duration>
    <meta:editing-cycles>1</meta:editing-cycles>
    <meta:document-statistic meta:table-count="0" meta:image-count="0" meta:object-count="0" meta:page-count="1" meta:paragraph-count="11" meta:word-count="135" meta:character-count="772" meta:non-whitespace-character-count="637"/>
    <meta:generator>LibreOffice/5.4.4.2$Windows_X86_64 LibreOffice_project/2524958677847fb3bb44820e40380acbe820f960</meta:generator>
  </office:meta>
</office:document-meta>
</file>